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362in"/>
    </style:style>
    <style:style style:name="co3" style:family="table-column">
      <style:table-column-properties fo:break-before="auto" style:column-width="0.4299in"/>
    </style:style>
    <style:style style:name="co4" style:family="table-column">
      <style:table-column-properties fo:break-before="auto" style:column-width="0.2146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2043in"/>
    </style:style>
    <style:style style:name="co9" style:family="table-column">
      <style:table-column-properties fo:break-before="auto" style:column-width="1.5098in"/>
    </style:style>
    <style:style style:name="co10" style:family="table-column">
      <style:table-column-properties fo:break-before="auto" style:column-width="0.1965in"/>
    </style:style>
    <style:style style:name="co11" style:family="table-column">
      <style:table-column-properties fo:break-before="auto" style:column-width="0.5083in"/>
    </style:style>
    <style:style style:name="co12" style:family="table-column">
      <style:table-column-properties fo:break-before="auto" style:column-width="0.4654in"/>
    </style:style>
    <style:style style:name="co13" style:family="table-column">
      <style:table-column-properties fo:break-before="auto" style:column-width="0.4626in"/>
    </style:style>
    <style:style style:name="co14" style:family="table-column">
      <style:table-column-properties fo:break-before="auto" style:column-width="0.4764in"/>
    </style:style>
    <style:style style:name="co15" style:family="table-column">
      <style:table-column-properties fo:break-before="auto" style:column-width="0.5409in"/>
    </style:style>
    <style:style style:name="co16" style:family="table-column">
      <style:table-column-properties fo:break-before="auto" style:column-width="0.3043in"/>
    </style:style>
    <style:style style:name="co18" style:family="table-column">
      <style:table-column-properties fo:break-before="auto" style:column-width="4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ext-properties fo:color="#3c3c3c" style:font-name="Ubuntu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2"/>
        <table:table-column table:style-name="co5" table:default-cell-style-name="ce4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visibility="collapse" table:default-cell-style-name="ce4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1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ce5"/>
        <table:table-column table:style-name="co18" table:default-cell-style-name="Default"/>
        <table:table-row table:style-name="ro1">
          <table:table-cell table:style-name="ce1" office:value-type="string" table:number-columns-spanned="4" table:number-rows-spanned="1">
            <text:p>robot_params.cc</text:p>
          </table:table-cell>
          <table:covered-table-cell table:number-columns-repeated="3"/>
          <table:table-cell/>
          <table:table-cell table:style-name="ce3" office:value-type="string" table:number-columns-spanned="3" table:number-rows-spanned="1">
            <text:p>urdl format</text:p>
          </table:table-cell>
          <table:covered-table-cell table:number-columns-repeated="2"/>
          <table:table-cell/>
          <table:table-cell table:style-name="ce6" office:value-type="string" table:number-columns-spanned="9" table:number-rows-spanned="1">
            <text:p>Temp</text:p>
          </table:table-cell>
          <table:covered-table-cell table:number-columns-repeated="8"/>
          <table:table-cell table:style-name="ce8" office:value-type="string">
            <text:p>XM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/>
          <table:table-cell table:formula="of:=[.B2]/1000" office:value-type="float" office:value="0.145">
            <text:p>0.145</text:p>
          </table:table-cell>
          <table:table-cell table:formula="of:=[.C2]/1000" office:value-type="float" office:value="0.13">
            <text:p>0.13</text:p>
          </table:table-cell>
          <table:table-cell table:formula="of:=[.D2]/180*3.141" office:value-type="float" office:value="1.5705">
            <text:p>1.5705</text:p>
          </table:table-cell>
          <table:table-cell/>
          <table:table-cell office:value-type="string">
            <text:p>&lt;xacro:Sonar <text:s text:c="5"/>id="</text:p>
          </table:table-cell>
          <table:table-cell table:formula="of:=[.A2]" office:value-type="float" office:value="1">
            <text:p>1</text:p>
          </table:table-cell>
          <table:table-cell office:value-type="string">
            <text:p>" px="</text:p>
          </table:table-cell>
          <table:table-cell table:formula="of:=[.F2]" office:value-type="float" office:value="0.145">
            <text:p>0.145</text:p>
          </table:table-cell>
          <table:table-cell office:value-type="string">
            <text:p>" py="</text:p>
          </table:table-cell>
          <table:table-cell table:style-name="ce7" table:formula="of:=[.G2]" office:value-type="float" office:value="0.13">
            <text:p>0.13</text:p>
          </table:table-cell>
          <table:table-cell office:value-type="string">
            <text:p>" rz="</text:p>
          </table:table-cell>
          <table:table-cell table:formula="of:=[.H2]" office:value-type="float" office:value="1.5705">
            <text:p>1.5705</text:p>
          </table:table-cell>
          <table:table-cell office:value-type="string">
            <text:p>"/&gt;</text:p>
          </table:table-cell>
          <table:table-cell table:formula="of:=[.J2]&amp;[.K2]&amp;[.L2]&amp;[.M2]&amp;[.N2]&amp;[.O2]&amp;[.P2]&amp;[.Q2]&amp;[.R2]" office:value-type="string" office:string-value="&lt;xacro:Sonar      id=&quot;1&quot; px=&quot;0.145&quot; py=&quot;0.13&quot; rz=&quot;1.5705&quot;/&gt;">
            <text:p>&lt;xacro:Sonar <text:s text:c="5"/>id="1" px="0.145" py="0.13" rz="1.5705"/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/>
          <table:table-cell table:formula="of:=[.B3]/1000" office:value-type="float" office:value="0.185">
            <text:p>0.185</text:p>
          </table:table-cell>
          <table:table-cell table:formula="of:=[.C3]/1000" office:value-type="float" office:value="0.115">
            <text:p>0.115</text:p>
          </table:table-cell>
          <table:table-cell table:formula="of:=[.D3]/180*3.141" office:value-type="float" office:value="0.8725">
            <text:p>0.8725</text:p>
          </table:table-cell>
          <table:table-cell/>
          <table:table-cell table:formula="of:=[.J2]" office:value-type="string" office:string-value="&lt;xacro:Sonar      id=&quot;">
            <text:p>&lt;xacro:Sonar <text:s text:c="5"/>id="</text:p>
          </table:table-cell>
          <table:table-cell table:formula="of:=[.A3]" office:value-type="float" office:value="2">
            <text:p>2</text:p>
          </table:table-cell>
          <table:table-cell office:value-type="string">
            <text:p>" px="</text:p>
          </table:table-cell>
          <table:table-cell table:formula="of:=[.F3]" office:value-type="float" office:value="0.185">
            <text:p>0.185</text:p>
          </table:table-cell>
          <table:table-cell office:value-type="string">
            <text:p>" py="</text:p>
          </table:table-cell>
          <table:table-cell table:style-name="ce7" table:formula="of:=[.G3]" office:value-type="float" office:value="0.115">
            <text:p>0.115</text:p>
          </table:table-cell>
          <table:table-cell office:value-type="string">
            <text:p>" rz="</text:p>
          </table:table-cell>
          <table:table-cell table:formula="of:=[.H3]" office:value-type="float" office:value="0.8725">
            <text:p>0.8725</text:p>
          </table:table-cell>
          <table:table-cell office:value-type="string">
            <text:p>"/&gt;</text:p>
          </table:table-cell>
          <table:table-cell table:formula="of:=[.J3]&amp;[.K3]&amp;[.L3]&amp;[.M3]&amp;[.N3]&amp;[.O3]&amp;[.P3]&amp;[.Q3]&amp;[.R3]" office:value-type="string" office:string-value="&lt;xacro:Sonar      id=&quot;2&quot; px=&quot;0.185&quot; py=&quot;0.115&quot; rz=&quot;0.8725&quot;/&gt;">
            <text:p>&lt;xacro:Sonar <text:s text:c="5"/>id="2" px="0.185" py="0.115" rz="0.8725"/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/>
          <table:table-cell table:formula="of:=[.B4]/1000" office:value-type="float" office:value="0.22">
            <text:p>0.22</text:p>
          </table:table-cell>
          <table:table-cell table:formula="of:=[.C4]/1000" office:value-type="float" office:value="0.08">
            <text:p>0.08</text:p>
          </table:table-cell>
          <table:table-cell table:formula="of:=[.D4]/180*3.141" office:value-type="float" office:value="0.5235">
            <text:p>0.5235</text:p>
          </table:table-cell>
          <table:table-cell/>
          <table:table-cell table:formula="of:=[.J3]" office:value-type="string" office:string-value="&lt;xacro:Sonar      id=&quot;">
            <text:p>&lt;xacro:Sonar <text:s text:c="5"/>id="</text:p>
          </table:table-cell>
          <table:table-cell table:formula="of:=[.A4]" office:value-type="float" office:value="3">
            <text:p>3</text:p>
          </table:table-cell>
          <table:table-cell office:value-type="string">
            <text:p>" px="</text:p>
          </table:table-cell>
          <table:table-cell table:formula="of:=[.F4]" office:value-type="float" office:value="0.22">
            <text:p>0.22</text:p>
          </table:table-cell>
          <table:table-cell office:value-type="string">
            <text:p>" py="</text:p>
          </table:table-cell>
          <table:table-cell table:style-name="ce7" table:formula="of:=[.G4]" office:value-type="float" office:value="0.08">
            <text:p>0.08</text:p>
          </table:table-cell>
          <table:table-cell office:value-type="string">
            <text:p>" rz="</text:p>
          </table:table-cell>
          <table:table-cell table:formula="of:=[.H4]" office:value-type="float" office:value="0.5235">
            <text:p>0.5235</text:p>
          </table:table-cell>
          <table:table-cell office:value-type="string">
            <text:p>"/&gt;</text:p>
          </table:table-cell>
          <table:table-cell table:formula="of:=[.J4]&amp;[.K4]&amp;[.L4]&amp;[.M4]&amp;[.N4]&amp;[.O4]&amp;[.P4]&amp;[.Q4]&amp;[.R4]" office:value-type="string" office:string-value="&lt;xacro:Sonar      id=&quot;3&quot; px=&quot;0.22&quot; py=&quot;0.08&quot; rz=&quot;0.5235&quot;/&gt;">
            <text:p>&lt;xacro:Sonar <text:s text:c="5"/>id="3" px="0.22" py="0.08" rz="0.5235"/&gt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/>
          <table:table-cell table:formula="of:=[.B5]/1000" office:value-type="float" office:value="0.24">
            <text:p>0.24</text:p>
          </table:table-cell>
          <table:table-cell table:formula="of:=[.C5]/1000" office:value-type="float" office:value="0.025">
            <text:p>0.025</text:p>
          </table:table-cell>
          <table:table-cell table:formula="of:=[.D5]/180*3.141" office:value-type="float" office:value="0.1745">
            <text:p>0.1745</text:p>
          </table:table-cell>
          <table:table-cell/>
          <table:table-cell table:formula="of:=[.J4]" office:value-type="string" office:string-value="&lt;xacro:Sonar      id=&quot;">
            <text:p>&lt;xacro:Sonar <text:s text:c="5"/>id="</text:p>
          </table:table-cell>
          <table:table-cell table:formula="of:=[.A5]" office:value-type="float" office:value="4">
            <text:p>4</text:p>
          </table:table-cell>
          <table:table-cell office:value-type="string">
            <text:p>" px="</text:p>
          </table:table-cell>
          <table:table-cell table:formula="of:=[.F5]" office:value-type="float" office:value="0.24">
            <text:p>0.24</text:p>
          </table:table-cell>
          <table:table-cell office:value-type="string">
            <text:p>" py="</text:p>
          </table:table-cell>
          <table:table-cell table:style-name="ce7" table:formula="of:=[.G5]" office:value-type="float" office:value="0.025">
            <text:p>0.025</text:p>
          </table:table-cell>
          <table:table-cell office:value-type="string">
            <text:p>" rz="</text:p>
          </table:table-cell>
          <table:table-cell table:formula="of:=[.H5]" office:value-type="float" office:value="0.1745">
            <text:p>0.1745</text:p>
          </table:table-cell>
          <table:table-cell office:value-type="string">
            <text:p>"/&gt;</text:p>
          </table:table-cell>
          <table:table-cell table:formula="of:=[.J5]&amp;[.K5]&amp;[.L5]&amp;[.M5]&amp;[.N5]&amp;[.O5]&amp;[.P5]&amp;[.Q5]&amp;[.R5]" office:value-type="string" office:string-value="&lt;xacro:Sonar      id=&quot;4&quot; px=&quot;0.24&quot; py=&quot;0.025&quot; rz=&quot;0.1745&quot;/&gt;">
            <text:p>&lt;xacro:Sonar <text:s text:c="5"/>id="4" px="0.24" py="0.025" rz="0.1745"/&gt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  <table:table-cell office:value-type="float" office:value="-25">
            <text:p>-25</text:p>
          </table:table-cell>
          <table:table-cell office:value-type="float" office:value="-10">
            <text:p>-10</text:p>
          </table:table-cell>
          <table:table-cell/>
          <table:table-cell table:formula="of:=[.B6]/1000" office:value-type="float" office:value="0.24">
            <text:p>0.24</text:p>
          </table:table-cell>
          <table:table-cell table:formula="of:=[.C6]/1000" office:value-type="float" office:value="-0.025">
            <text:p>-0.025</text:p>
          </table:table-cell>
          <table:table-cell table:formula="of:=[.D6]/180*3.141" office:value-type="float" office:value="-0.1745">
            <text:p>-0.1745</text:p>
          </table:table-cell>
          <table:table-cell/>
          <table:table-cell table:formula="of:=[.J5]" office:value-type="string" office:string-value="&lt;xacro:Sonar      id=&quot;">
            <text:p>&lt;xacro:Sonar <text:s text:c="5"/>id="</text:p>
          </table:table-cell>
          <table:table-cell table:formula="of:=[.A6]" office:value-type="float" office:value="5">
            <text:p>5</text:p>
          </table:table-cell>
          <table:table-cell office:value-type="string">
            <text:p>" px="</text:p>
          </table:table-cell>
          <table:table-cell table:formula="of:=[.F6]" office:value-type="float" office:value="0.24">
            <text:p>0.24</text:p>
          </table:table-cell>
          <table:table-cell office:value-type="string">
            <text:p>" py="</text:p>
          </table:table-cell>
          <table:table-cell table:style-name="ce7" table:formula="of:=[.G6]" office:value-type="float" office:value="-0.025">
            <text:p>-0.025</text:p>
          </table:table-cell>
          <table:table-cell office:value-type="string">
            <text:p>" rz="</text:p>
          </table:table-cell>
          <table:table-cell table:formula="of:=[.H6]" office:value-type="float" office:value="-0.1745">
            <text:p>-0.1745</text:p>
          </table:table-cell>
          <table:table-cell office:value-type="string">
            <text:p>"/&gt;</text:p>
          </table:table-cell>
          <table:table-cell table:formula="of:=[.J6]&amp;[.K6]&amp;[.L6]&amp;[.M6]&amp;[.N6]&amp;[.O6]&amp;[.P6]&amp;[.Q6]&amp;[.R6]" office:value-type="string" office:string-value="&lt;xacro:Sonar      id=&quot;5&quot; px=&quot;0.24&quot; py=&quot;-0.025&quot; rz=&quot;-0.1745&quot;/&gt;">
            <text:p>&lt;xacro:Sonar <text:s text:c="5"/>id="5" px="0.24" py="-0.025" rz="-0.1745"/&gt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 office:value-type="float" office:value="-80">
            <text:p>-80</text:p>
          </table:table-cell>
          <table:table-cell office:value-type="float" office:value="-30">
            <text:p>-30</text:p>
          </table:table-cell>
          <table:table-cell/>
          <table:table-cell table:formula="of:=[.B7]/1000" office:value-type="float" office:value="0.22">
            <text:p>0.22</text:p>
          </table:table-cell>
          <table:table-cell table:formula="of:=[.C7]/1000" office:value-type="float" office:value="-0.08">
            <text:p>-0.08</text:p>
          </table:table-cell>
          <table:table-cell table:formula="of:=[.D7]/180*3.141" office:value-type="float" office:value="-0.5235">
            <text:p>-0.5235</text:p>
          </table:table-cell>
          <table:table-cell/>
          <table:table-cell table:formula="of:=[.J6]" office:value-type="string" office:string-value="&lt;xacro:Sonar      id=&quot;">
            <text:p>&lt;xacro:Sonar <text:s text:c="5"/>id="</text:p>
          </table:table-cell>
          <table:table-cell table:formula="of:=[.A7]" office:value-type="float" office:value="6">
            <text:p>6</text:p>
          </table:table-cell>
          <table:table-cell office:value-type="string">
            <text:p>" px="</text:p>
          </table:table-cell>
          <table:table-cell table:formula="of:=[.F7]" office:value-type="float" office:value="0.22">
            <text:p>0.22</text:p>
          </table:table-cell>
          <table:table-cell office:value-type="string">
            <text:p>" py="</text:p>
          </table:table-cell>
          <table:table-cell table:style-name="ce7" table:formula="of:=[.G7]" office:value-type="float" office:value="-0.08">
            <text:p>-0.08</text:p>
          </table:table-cell>
          <table:table-cell office:value-type="string">
            <text:p>" rz="</text:p>
          </table:table-cell>
          <table:table-cell table:formula="of:=[.H7]" office:value-type="float" office:value="-0.5235">
            <text:p>-0.5235</text:p>
          </table:table-cell>
          <table:table-cell office:value-type="string">
            <text:p>"/&gt;</text:p>
          </table:table-cell>
          <table:table-cell table:formula="of:=[.J7]&amp;[.K7]&amp;[.L7]&amp;[.M7]&amp;[.N7]&amp;[.O7]&amp;[.P7]&amp;[.Q7]&amp;[.R7]" office:value-type="string" office:string-value="&lt;xacro:Sonar      id=&quot;6&quot; px=&quot;0.22&quot; py=&quot;-0.08&quot; rz=&quot;-0.5235&quot;/&gt;">
            <text:p>&lt;xacro:Sonar <text:s text:c="5"/>id="6" px="0.22" py="-0.08" rz="-0.5235"/&gt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office:value-type="float" office:value="-115">
            <text:p>-115</text:p>
          </table:table-cell>
          <table:table-cell office:value-type="float" office:value="-50">
            <text:p>-50</text:p>
          </table:table-cell>
          <table:table-cell/>
          <table:table-cell table:formula="of:=[.B8]/1000" office:value-type="float" office:value="0.185">
            <text:p>0.185</text:p>
          </table:table-cell>
          <table:table-cell table:formula="of:=[.C8]/1000" office:value-type="float" office:value="-0.115">
            <text:p>-0.115</text:p>
          </table:table-cell>
          <table:table-cell table:formula="of:=[.D8]/180*3.141" office:value-type="float" office:value="-0.8725">
            <text:p>-0.8725</text:p>
          </table:table-cell>
          <table:table-cell/>
          <table:table-cell table:formula="of:=[.J7]" office:value-type="string" office:string-value="&lt;xacro:Sonar      id=&quot;">
            <text:p>&lt;xacro:Sonar <text:s text:c="5"/>id="</text:p>
          </table:table-cell>
          <table:table-cell table:formula="of:=[.A8]" office:value-type="float" office:value="7">
            <text:p>7</text:p>
          </table:table-cell>
          <table:table-cell office:value-type="string">
            <text:p>" px="</text:p>
          </table:table-cell>
          <table:table-cell table:formula="of:=[.F8]" office:value-type="float" office:value="0.185">
            <text:p>0.185</text:p>
          </table:table-cell>
          <table:table-cell office:value-type="string">
            <text:p>" py="</text:p>
          </table:table-cell>
          <table:table-cell table:style-name="ce7" table:formula="of:=[.G8]" office:value-type="float" office:value="-0.115">
            <text:p>-0.115</text:p>
          </table:table-cell>
          <table:table-cell office:value-type="string">
            <text:p>" rz="</text:p>
          </table:table-cell>
          <table:table-cell table:formula="of:=[.H8]" office:value-type="float" office:value="-0.8725">
            <text:p>-0.8725</text:p>
          </table:table-cell>
          <table:table-cell office:value-type="string">
            <text:p>"/&gt;</text:p>
          </table:table-cell>
          <table:table-cell table:formula="of:=[.J8]&amp;[.K8]&amp;[.L8]&amp;[.M8]&amp;[.N8]&amp;[.O8]&amp;[.P8]&amp;[.Q8]&amp;[.R8]" office:value-type="string" office:string-value="&lt;xacro:Sonar      id=&quot;7&quot; px=&quot;0.185&quot; py=&quot;-0.115&quot; rz=&quot;-0.8725&quot;/&gt;">
            <text:p>&lt;xacro:Sonar <text:s text:c="5"/>id="7" px="0.185" py="-0.115" rz="-0.8725"/&gt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5">
            <text:p>145</text:p>
          </table:table-cell>
          <table:table-cell office:value-type="float" office:value="-130">
            <text:p>-130</text:p>
          </table:table-cell>
          <table:table-cell office:value-type="float" office:value="-90">
            <text:p>-90</text:p>
          </table:table-cell>
          <table:table-cell/>
          <table:table-cell table:formula="of:=[.B9]/1000" office:value-type="float" office:value="0.145">
            <text:p>0.145</text:p>
          </table:table-cell>
          <table:table-cell table:formula="of:=[.C9]/1000" office:value-type="float" office:value="-0.13">
            <text:p>-0.13</text:p>
          </table:table-cell>
          <table:table-cell table:formula="of:=[.D9]/180*3.141" office:value-type="float" office:value="-1.5705">
            <text:p>-1.5705</text:p>
          </table:table-cell>
          <table:table-cell/>
          <table:table-cell table:formula="of:=[.J8]" office:value-type="string" office:string-value="&lt;xacro:Sonar      id=&quot;">
            <text:p>&lt;xacro:Sonar <text:s text:c="5"/>id="</text:p>
          </table:table-cell>
          <table:table-cell table:formula="of:=[.A9]" office:value-type="float" office:value="8">
            <text:p>8</text:p>
          </table:table-cell>
          <table:table-cell office:value-type="string">
            <text:p>" px="</text:p>
          </table:table-cell>
          <table:table-cell table:formula="of:=[.F9]" office:value-type="float" office:value="0.145">
            <text:p>0.145</text:p>
          </table:table-cell>
          <table:table-cell office:value-type="string">
            <text:p>" py="</text:p>
          </table:table-cell>
          <table:table-cell table:style-name="ce7" table:formula="of:=[.G9]" office:value-type="float" office:value="-0.13">
            <text:p>-0.13</text:p>
          </table:table-cell>
          <table:table-cell office:value-type="string">
            <text:p>" rz="</text:p>
          </table:table-cell>
          <table:table-cell table:formula="of:=[.H9]" office:value-type="float" office:value="-1.5705">
            <text:p>-1.5705</text:p>
          </table:table-cell>
          <table:table-cell office:value-type="string">
            <text:p>"/&gt;</text:p>
          </table:table-cell>
          <table:table-cell table:formula="of:=[.J9]&amp;[.K9]&amp;[.L9]&amp;[.M9]&amp;[.N9]&amp;[.O9]&amp;[.P9]&amp;[.Q9]&amp;[.R9]" office:value-type="string" office:string-value="&lt;xacro:Sonar      id=&quot;8&quot; px=&quot;0.145&quot; py=&quot;-0.13&quot; rz=&quot;-1.5705&quot;/&gt;">
            <text:p>&lt;xacro:Sonar <text:s text:c="5"/>id="8" px="0.145" py="-0.13" rz="-1.5705"/&gt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45">
            <text:p>-145</text:p>
          </table:table-cell>
          <table:table-cell office:value-type="float" office:value="-130">
            <text:p>-130</text:p>
          </table:table-cell>
          <table:table-cell office:value-type="float" office:value="-90">
            <text:p>-90</text:p>
          </table:table-cell>
          <table:table-cell/>
          <table:table-cell table:formula="of:=[.B10]/1000" office:value-type="float" office:value="-0.145">
            <text:p>-0.145</text:p>
          </table:table-cell>
          <table:table-cell table:formula="of:=[.C10]/1000" office:value-type="float" office:value="-0.13">
            <text:p>-0.13</text:p>
          </table:table-cell>
          <table:table-cell table:formula="of:=[.D10]/180*3.141" office:value-type="float" office:value="-1.5705">
            <text:p>-1.5705</text:p>
          </table:table-cell>
          <table:table-cell/>
          <table:table-cell table:formula="of:=[.J9]" office:value-type="string" office:string-value="&lt;xacro:Sonar      id=&quot;">
            <text:p>&lt;xacro:Sonar <text:s text:c="5"/>id="</text:p>
          </table:table-cell>
          <table:table-cell table:formula="of:=[.A10]" office:value-type="float" office:value="9">
            <text:p>9</text:p>
          </table:table-cell>
          <table:table-cell office:value-type="string">
            <text:p>" px="</text:p>
          </table:table-cell>
          <table:table-cell table:formula="of:=[.F10]" office:value-type="float" office:value="-0.145">
            <text:p>-0.145</text:p>
          </table:table-cell>
          <table:table-cell office:value-type="string">
            <text:p>" py="</text:p>
          </table:table-cell>
          <table:table-cell table:style-name="ce7" table:formula="of:=[.G10]" office:value-type="float" office:value="-0.13">
            <text:p>-0.13</text:p>
          </table:table-cell>
          <table:table-cell office:value-type="string">
            <text:p>" rz="</text:p>
          </table:table-cell>
          <table:table-cell table:formula="of:=[.H10]" office:value-type="float" office:value="-1.5705">
            <text:p>-1.5705</text:p>
          </table:table-cell>
          <table:table-cell office:value-type="string">
            <text:p>"/&gt;</text:p>
          </table:table-cell>
          <table:table-cell table:formula="of:=[.J10]&amp;[.K10]&amp;[.L10]&amp;[.M10]&amp;[.N10]&amp;[.O10]&amp;[.P10]&amp;[.Q10]&amp;[.R10]" office:value-type="string" office:string-value="&lt;xacro:Sonar      id=&quot;9&quot; px=&quot;-0.145&quot; py=&quot;-0.13&quot; rz=&quot;-1.5705&quot;/&gt;">
            <text:p>&lt;xacro:Sonar <text:s text:c="5"/>id="9" px="-0.145" py="-0.13" rz="-1.5705"/&gt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85">
            <text:p>-185</text:p>
          </table:table-cell>
          <table:table-cell office:value-type="float" office:value="-115">
            <text:p>-115</text:p>
          </table:table-cell>
          <table:table-cell office:value-type="float" office:value="-130">
            <text:p>-130</text:p>
          </table:table-cell>
          <table:table-cell/>
          <table:table-cell table:formula="of:=[.B11]/1000" office:value-type="float" office:value="-0.185">
            <text:p>-0.185</text:p>
          </table:table-cell>
          <table:table-cell table:formula="of:=[.C11]/1000" office:value-type="float" office:value="-0.115">
            <text:p>-0.115</text:p>
          </table:table-cell>
          <table:table-cell table:formula="of:=[.D11]/180*3.141" office:value-type="float" office:value="-2.2685">
            <text:p>-2.2685</text:p>
          </table:table-cell>
          <table:table-cell/>
          <table:table-cell table:formula="of:=[.J10]" office:value-type="string" office:string-value="&lt;xacro:Sonar      id=&quot;">
            <text:p>&lt;xacro:Sonar <text:s text:c="5"/>id="</text:p>
          </table:table-cell>
          <table:table-cell table:formula="of:=[.A11]" office:value-type="float" office:value="10">
            <text:p>10</text:p>
          </table:table-cell>
          <table:table-cell office:value-type="string">
            <text:p>" px="</text:p>
          </table:table-cell>
          <table:table-cell table:formula="of:=[.F11]" office:value-type="float" office:value="-0.185">
            <text:p>-0.185</text:p>
          </table:table-cell>
          <table:table-cell office:value-type="string">
            <text:p>" py="</text:p>
          </table:table-cell>
          <table:table-cell table:style-name="ce7" table:formula="of:=[.G11]" office:value-type="float" office:value="-0.115">
            <text:p>-0.115</text:p>
          </table:table-cell>
          <table:table-cell office:value-type="string">
            <text:p>" rz="</text:p>
          </table:table-cell>
          <table:table-cell table:formula="of:=[.H11]" office:value-type="float" office:value="-2.2685">
            <text:p>-2.2685</text:p>
          </table:table-cell>
          <table:table-cell office:value-type="string">
            <text:p>"/&gt;</text:p>
          </table:table-cell>
          <table:table-cell table:formula="of:=[.J11]&amp;[.K11]&amp;[.L11]&amp;[.M11]&amp;[.N11]&amp;[.O11]&amp;[.P11]&amp;[.Q11]&amp;[.R11]" office:value-type="string" office:string-value="&lt;xacro:Sonar      id=&quot;10&quot; px=&quot;-0.185&quot; py=&quot;-0.115&quot; rz=&quot;-2.2685&quot;/&gt;">
            <text:p>&lt;xacro:Sonar <text:s text:c="5"/>id="10" px="-0.185" py="-0.115" rz="-2.2685"/&gt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20">
            <text:p>-220</text:p>
          </table:table-cell>
          <table:table-cell office:value-type="float" office:value="-80">
            <text:p>-80</text:p>
          </table:table-cell>
          <table:table-cell office:value-type="float" office:value="-150">
            <text:p>-150</text:p>
          </table:table-cell>
          <table:table-cell/>
          <table:table-cell table:formula="of:=[.B12]/1000" office:value-type="float" office:value="-0.22">
            <text:p>-0.22</text:p>
          </table:table-cell>
          <table:table-cell table:formula="of:=[.C12]/1000" office:value-type="float" office:value="-0.08">
            <text:p>-0.08</text:p>
          </table:table-cell>
          <table:table-cell table:formula="of:=[.D12]/180*3.141" office:value-type="float" office:value="-2.6175">
            <text:p>-2.6175</text:p>
          </table:table-cell>
          <table:table-cell/>
          <table:table-cell table:formula="of:=[.J11]" office:value-type="string" office:string-value="&lt;xacro:Sonar      id=&quot;">
            <text:p>&lt;xacro:Sonar <text:s text:c="5"/>id="</text:p>
          </table:table-cell>
          <table:table-cell table:formula="of:=[.A12]" office:value-type="float" office:value="11">
            <text:p>11</text:p>
          </table:table-cell>
          <table:table-cell office:value-type="string">
            <text:p>" px="</text:p>
          </table:table-cell>
          <table:table-cell table:formula="of:=[.F12]" office:value-type="float" office:value="-0.22">
            <text:p>-0.22</text:p>
          </table:table-cell>
          <table:table-cell office:value-type="string">
            <text:p>" py="</text:p>
          </table:table-cell>
          <table:table-cell table:style-name="ce7" table:formula="of:=[.G12]" office:value-type="float" office:value="-0.08">
            <text:p>-0.08</text:p>
          </table:table-cell>
          <table:table-cell office:value-type="string">
            <text:p>" rz="</text:p>
          </table:table-cell>
          <table:table-cell table:formula="of:=[.H12]" office:value-type="float" office:value="-2.6175">
            <text:p>-2.6175</text:p>
          </table:table-cell>
          <table:table-cell office:value-type="string">
            <text:p>"/&gt;</text:p>
          </table:table-cell>
          <table:table-cell table:formula="of:=[.J12]&amp;[.K12]&amp;[.L12]&amp;[.M12]&amp;[.N12]&amp;[.O12]&amp;[.P12]&amp;[.Q12]&amp;[.R12]" office:value-type="string" office:string-value="&lt;xacro:Sonar      id=&quot;11&quot; px=&quot;-0.22&quot; py=&quot;-0.08&quot; rz=&quot;-2.6175&quot;/&gt;">
            <text:p>&lt;xacro:Sonar <text:s text:c="5"/>id="11" px="-0.22" py="-0.08" rz="-2.6175"/&gt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40">
            <text:p>-240</text:p>
          </table:table-cell>
          <table:table-cell office:value-type="float" office:value="-25">
            <text:p>-25</text:p>
          </table:table-cell>
          <table:table-cell office:value-type="float" office:value="-170">
            <text:p>-170</text:p>
          </table:table-cell>
          <table:table-cell/>
          <table:table-cell table:formula="of:=[.B13]/1000" office:value-type="float" office:value="-0.24">
            <text:p>-0.24</text:p>
          </table:table-cell>
          <table:table-cell table:formula="of:=[.C13]/1000" office:value-type="float" office:value="-0.025">
            <text:p>-0.025</text:p>
          </table:table-cell>
          <table:table-cell table:formula="of:=[.D13]/180*3.141" office:value-type="float" office:value="-2.9665">
            <text:p>-2.9665</text:p>
          </table:table-cell>
          <table:table-cell/>
          <table:table-cell table:formula="of:=[.J12]" office:value-type="string" office:string-value="&lt;xacro:Sonar      id=&quot;">
            <text:p>&lt;xacro:Sonar <text:s text:c="5"/>id="</text:p>
          </table:table-cell>
          <table:table-cell table:formula="of:=[.A13]" office:value-type="float" office:value="12">
            <text:p>12</text:p>
          </table:table-cell>
          <table:table-cell office:value-type="string">
            <text:p>" px="</text:p>
          </table:table-cell>
          <table:table-cell table:formula="of:=[.F13]" office:value-type="float" office:value="-0.24">
            <text:p>-0.24</text:p>
          </table:table-cell>
          <table:table-cell office:value-type="string">
            <text:p>" py="</text:p>
          </table:table-cell>
          <table:table-cell table:style-name="ce7" table:formula="of:=[.G13]" office:value-type="float" office:value="-0.025">
            <text:p>-0.025</text:p>
          </table:table-cell>
          <table:table-cell office:value-type="string">
            <text:p>" rz="</text:p>
          </table:table-cell>
          <table:table-cell table:formula="of:=[.H13]" office:value-type="float" office:value="-2.9665">
            <text:p>-2.9665</text:p>
          </table:table-cell>
          <table:table-cell office:value-type="string">
            <text:p>"/&gt;</text:p>
          </table:table-cell>
          <table:table-cell table:formula="of:=[.J13]&amp;[.K13]&amp;[.L13]&amp;[.M13]&amp;[.N13]&amp;[.O13]&amp;[.P13]&amp;[.Q13]&amp;[.R13]" office:value-type="string" office:string-value="&lt;xacro:Sonar      id=&quot;12&quot; px=&quot;-0.24&quot; py=&quot;-0.025&quot; rz=&quot;-2.9665&quot;/&gt;">
            <text:p>&lt;xacro:Sonar <text:s text:c="5"/>id="12" px="-0.24" py="-0.025" rz="-2.9665"/&gt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40">
            <text:p>-240</text:p>
          </table:table-cell>
          <table:table-cell office:value-type="float" office:value="25">
            <text:p>25</text:p>
          </table:table-cell>
          <table:table-cell office:value-type="float" office:value="170">
            <text:p>170</text:p>
          </table:table-cell>
          <table:table-cell/>
          <table:table-cell table:formula="of:=[.B14]/1000" office:value-type="float" office:value="-0.24">
            <text:p>-0.24</text:p>
          </table:table-cell>
          <table:table-cell table:formula="of:=[.C14]/1000" office:value-type="float" office:value="0.025">
            <text:p>0.025</text:p>
          </table:table-cell>
          <table:table-cell table:formula="of:=[.D14]/180*3.141" office:value-type="float" office:value="2.9665">
            <text:p>2.9665</text:p>
          </table:table-cell>
          <table:table-cell/>
          <table:table-cell table:formula="of:=[.J13]" office:value-type="string" office:string-value="&lt;xacro:Sonar      id=&quot;">
            <text:p>&lt;xacro:Sonar <text:s text:c="5"/>id="</text:p>
          </table:table-cell>
          <table:table-cell table:formula="of:=[.A14]" office:value-type="float" office:value="13">
            <text:p>13</text:p>
          </table:table-cell>
          <table:table-cell office:value-type="string">
            <text:p>" px="</text:p>
          </table:table-cell>
          <table:table-cell table:formula="of:=[.F14]" office:value-type="float" office:value="-0.24">
            <text:p>-0.24</text:p>
          </table:table-cell>
          <table:table-cell office:value-type="string">
            <text:p>" py="</text:p>
          </table:table-cell>
          <table:table-cell table:style-name="ce7" table:formula="of:=[.G14]" office:value-type="float" office:value="0.025">
            <text:p>0.025</text:p>
          </table:table-cell>
          <table:table-cell office:value-type="string">
            <text:p>" rz="</text:p>
          </table:table-cell>
          <table:table-cell table:formula="of:=[.H14]" office:value-type="float" office:value="2.9665">
            <text:p>2.9665</text:p>
          </table:table-cell>
          <table:table-cell office:value-type="string">
            <text:p>"/&gt;</text:p>
          </table:table-cell>
          <table:table-cell table:formula="of:=[.J14]&amp;[.K14]&amp;[.L14]&amp;[.M14]&amp;[.N14]&amp;[.O14]&amp;[.P14]&amp;[.Q14]&amp;[.R14]" office:value-type="string" office:string-value="&lt;xacro:Sonar      id=&quot;13&quot; px=&quot;-0.24&quot; py=&quot;0.025&quot; rz=&quot;2.9665&quot;/&gt;">
            <text:p>&lt;xacro:Sonar <text:s text:c="5"/>id="13" px="-0.24" py="0.025" rz="2.9665"/&gt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20">
            <text:p>-220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/>
          <table:table-cell table:formula="of:=[.B15]/1000" office:value-type="float" office:value="-0.22">
            <text:p>-0.22</text:p>
          </table:table-cell>
          <table:table-cell table:formula="of:=[.C15]/1000" office:value-type="float" office:value="0.08">
            <text:p>0.08</text:p>
          </table:table-cell>
          <table:table-cell table:formula="of:=[.D15]/180*3.141" office:value-type="float" office:value="2.6175">
            <text:p>2.6175</text:p>
          </table:table-cell>
          <table:table-cell/>
          <table:table-cell table:formula="of:=[.J14]" office:value-type="string" office:string-value="&lt;xacro:Sonar      id=&quot;">
            <text:p>&lt;xacro:Sonar <text:s text:c="5"/>id="</text:p>
          </table:table-cell>
          <table:table-cell table:formula="of:=[.A15]" office:value-type="float" office:value="14">
            <text:p>14</text:p>
          </table:table-cell>
          <table:table-cell office:value-type="string">
            <text:p>" px="</text:p>
          </table:table-cell>
          <table:table-cell table:formula="of:=[.F15]" office:value-type="float" office:value="-0.22">
            <text:p>-0.22</text:p>
          </table:table-cell>
          <table:table-cell office:value-type="string">
            <text:p>" py="</text:p>
          </table:table-cell>
          <table:table-cell table:style-name="ce7" table:formula="of:=[.G15]" office:value-type="float" office:value="0.08">
            <text:p>0.08</text:p>
          </table:table-cell>
          <table:table-cell office:value-type="string">
            <text:p>" rz="</text:p>
          </table:table-cell>
          <table:table-cell table:formula="of:=[.H15]" office:value-type="float" office:value="2.6175">
            <text:p>2.6175</text:p>
          </table:table-cell>
          <table:table-cell office:value-type="string">
            <text:p>"/&gt;</text:p>
          </table:table-cell>
          <table:table-cell table:formula="of:=[.J15]&amp;[.K15]&amp;[.L15]&amp;[.M15]&amp;[.N15]&amp;[.O15]&amp;[.P15]&amp;[.Q15]&amp;[.R15]" office:value-type="string" office:string-value="&lt;xacro:Sonar      id=&quot;14&quot; px=&quot;-0.22&quot; py=&quot;0.08&quot; rz=&quot;2.6175&quot;/&gt;">
            <text:p>&lt;xacro:Sonar <text:s text:c="5"/>id="14" px="-0.22" py="0.08" rz="2.6175"/&gt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85">
            <text:p>-185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/>
          <table:table-cell table:formula="of:=[.B16]/1000" office:value-type="float" office:value="-0.185">
            <text:p>-0.185</text:p>
          </table:table-cell>
          <table:table-cell table:formula="of:=[.C16]/1000" office:value-type="float" office:value="0.115">
            <text:p>0.115</text:p>
          </table:table-cell>
          <table:table-cell table:formula="of:=[.D16]/180*3.141" office:value-type="float" office:value="2.2685">
            <text:p>2.2685</text:p>
          </table:table-cell>
          <table:table-cell/>
          <table:table-cell table:formula="of:=[.J15]" office:value-type="string" office:string-value="&lt;xacro:Sonar      id=&quot;">
            <text:p>&lt;xacro:Sonar <text:s text:c="5"/>id="</text:p>
          </table:table-cell>
          <table:table-cell table:formula="of:=[.A16]" office:value-type="float" office:value="15">
            <text:p>15</text:p>
          </table:table-cell>
          <table:table-cell office:value-type="string">
            <text:p>" px="</text:p>
          </table:table-cell>
          <table:table-cell table:formula="of:=[.F16]" office:value-type="float" office:value="-0.185">
            <text:p>-0.185</text:p>
          </table:table-cell>
          <table:table-cell office:value-type="string">
            <text:p>" py="</text:p>
          </table:table-cell>
          <table:table-cell table:style-name="ce7" table:formula="of:=[.G16]" office:value-type="float" office:value="0.115">
            <text:p>0.115</text:p>
          </table:table-cell>
          <table:table-cell office:value-type="string">
            <text:p>" rz="</text:p>
          </table:table-cell>
          <table:table-cell table:formula="of:=[.H16]" office:value-type="float" office:value="2.2685">
            <text:p>2.2685</text:p>
          </table:table-cell>
          <table:table-cell office:value-type="string">
            <text:p>"/&gt;</text:p>
          </table:table-cell>
          <table:table-cell table:formula="of:=[.J16]&amp;[.K16]&amp;[.L16]&amp;[.M16]&amp;[.N16]&amp;[.O16]&amp;[.P16]&amp;[.Q16]&amp;[.R16]" office:value-type="string" office:string-value="&lt;xacro:Sonar      id=&quot;15&quot; px=&quot;-0.185&quot; py=&quot;0.115&quot; rz=&quot;2.2685&quot;/&gt;">
            <text:p>&lt;xacro:Sonar <text:s text:c="5"/>id="15" px="-0.185" py="0.115" rz="2.2685"/&gt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145">
            <text:p>-145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/>
          <table:table-cell table:formula="of:=[.B17]/1000" office:value-type="float" office:value="-0.145">
            <text:p>-0.145</text:p>
          </table:table-cell>
          <table:table-cell table:formula="of:=[.C17]/1000" office:value-type="float" office:value="0.13">
            <text:p>0.13</text:p>
          </table:table-cell>
          <table:table-cell table:formula="of:=[.D17]/180*3.141" office:value-type="float" office:value="1.5705">
            <text:p>1.5705</text:p>
          </table:table-cell>
          <table:table-cell/>
          <table:table-cell table:formula="of:=[.J16]" office:value-type="string" office:string-value="&lt;xacro:Sonar      id=&quot;">
            <text:p>&lt;xacro:Sonar <text:s text:c="5"/>id="</text:p>
          </table:table-cell>
          <table:table-cell table:formula="of:=[.A17]" office:value-type="float" office:value="16">
            <text:p>16</text:p>
          </table:table-cell>
          <table:table-cell office:value-type="string">
            <text:p>" px="</text:p>
          </table:table-cell>
          <table:table-cell table:formula="of:=[.F17]" office:value-type="float" office:value="-0.145">
            <text:p>-0.145</text:p>
          </table:table-cell>
          <table:table-cell office:value-type="string">
            <text:p>" py="</text:p>
          </table:table-cell>
          <table:table-cell table:style-name="ce7" table:formula="of:=[.G17]" office:value-type="float" office:value="0.13">
            <text:p>0.13</text:p>
          </table:table-cell>
          <table:table-cell office:value-type="string">
            <text:p>" rz="</text:p>
          </table:table-cell>
          <table:table-cell table:formula="of:=[.H17]" office:value-type="float" office:value="1.5705">
            <text:p>1.5705</text:p>
          </table:table-cell>
          <table:table-cell office:value-type="string">
            <text:p>"/&gt;</text:p>
          </table:table-cell>
          <table:table-cell table:formula="of:=[.J17]&amp;[.K17]&amp;[.L17]&amp;[.M17]&amp;[.N17]&amp;[.O17]&amp;[.P17]&amp;[.Q17]&amp;[.R17]" office:value-type="string" office:string-value="&lt;xacro:Sonar      id=&quot;16&quot; px=&quot;-0.145&quot; py=&quot;0.13&quot; rz=&quot;1.5705&quot;/&gt;">
            <text:p>&lt;xacro:Sonar <text:s text:c="5"/>id="16" px="-0.145" py="0.13" rz="1.5705"/&gt;</text:p>
          </table:table-cell>
        </table:table-row>
        <table:table-row table:style-name="ro1" table:number-rows-repeated="104855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04/25/2012</text:date>, <text:time>17:2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eck Wonnacott</meta:initial-creator>
    <meta:creation-date>2012-04-25T03:10:19</meta:creation-date>
    <dc:date>2012-04-25T17:25:12</dc:date>
    <dc:creator>Dereck Wonnacott</dc:creator>
    <meta:editing-duration>PT27M12S</meta:editing-duration>
    <meta:editing-cycles>2</meta:editing-cycles>
    <meta:generator>LibreOffice/3.4$Unix LibreOffice_project/340m1$Build-502</meta:generator>
    <meta:document-statistic meta:table-count="3" meta:cell-count="276" meta:object-count="0"/>
  </office:meta>
</office:document-meta>
</file>